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LProvider.getEditor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LProvider.init( Session systemSession , Map configu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CLProvider.getEffectivePolicies( Path abs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clPermissions.grants( Path absPath , int permiss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lPermissions.AclPermissions( Set princip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LProvider.getNode( NodeImpl target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clPermissions.AclPermissions( Set principals , boolean listenToEve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clPermissions.isReadAllowed( Collection principalnam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clPermissions.onEvent( EventIterator events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8">
            <text:p text:style-name="Table_20_Contents">8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AclPermissions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LProvider.isAccessControlled( NodeImpl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LProvider.isAcItem( Path abs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LProvider.collectAcls( NodeImpl node , List acl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tries.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lPermissions.buildResult( Path absPath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Entries.collectEntries( NodeImpl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CLProvider.initRootACL( SessionImpl session , AccessControlEditor edi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Entries.Entries( NodeImpl node , Collection principal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LProvider.canAccessRoot( Set principa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LProvider.isAcItem( ItemImpl 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LProvider.compilePermissions( Set principal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